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1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從97/11/06到103/3/14的文章</text:p>
                <text:list>
                  <text:list-item>
                    <text:p>2567篇文章</text:p>
                  </text:list-item>
                  <text:list-item>
                    <text:p>64121句</text:p>
                  </text:list-item>
                  <text:list-item>
                    <text:p>366190詞組</text:p>
                    <text:list>
                      <text:list-item>
                        <text:p>199629和國語詞對出來的組合都符合教育部規範</text:p>
                      </text:list-item>
                      <text:list-item>
                        <text:p>166561和國語詞對不齊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  <text:list-item>
                        <text:p>只需要專注改想要的地方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現在有斷詞和語言模型</text:p>
                      </text:list-item>
                      <text:list-item>
                        <text:p>寫一個解碼器成本不知道大不大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資料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3-17T16:01:33</dc:date>
    <meta:editing-duration>PT12H5M26S</meta:editing-duration>
    <meta:editing-cycles>72</meta:editing-cycles>
    <meta:generator>LibreOffice/3.5$Linux_X86_64 LibreOffice_project/350m1$Build-2</meta:generator>
    <dc:creator>Ihc </dc:creator>
    <meta:document-statistic meta:object-count="266"/>
  </office:meta>
</office:document-meta>
</file>